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">
      <style:table-properties style:width="17.865cm" fo:margin-left="-0.575cm" style:page-number="auto" table:align="left"/>
    </style:style>
    <style:style style:name="Таблица1.A" style:family="table-column">
      <style:table-column-properties style:column-width="3.097cm"/>
    </style:style>
    <style:style style:name="Таблица1.B" style:family="table-column">
      <style:table-column-properties style:column-width="4.902cm"/>
    </style:style>
    <style:style style:name="Таблица1.C" style:family="table-column">
      <style:table-column-properties style:column-width="9.865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496cm" style:rel-column-width="1415*"/>
    </style:style>
    <style:style style:name="Таблица2.B" style:family="table-column">
      <style:table-column-properties style:column-width="2.896cm" style:rel-column-width="1642*"/>
    </style:style>
    <style:style style:name="Таблица2.C" style:family="table-column">
      <style:table-column-properties style:column-width="3.209cm" style:rel-column-width="1819*"/>
    </style:style>
    <style:style style:name="Таблица2.D" style:family="table-column">
      <style:table-column-properties style:column-width="8.4cm" style:rel-column-width="476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1810a4" officeooo:paragraph-rsid="001810a4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1810a4" officeooo:paragraph-rsid="001810a4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1810a4" officeooo:paragraph-rsid="001c0481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1810a4" officeooo:paragraph-rsid="001810a4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19e6de" officeooo:paragraph-rsid="0019e6de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weight="bold" officeooo:rsid="001810a4" officeooo:paragraph-rsid="001c0481" style:font-weight-asian="bold" style:font-weight-complex="bold"/>
    </style:style>
    <style:style style:name="P7" style:family="paragraph" style:parent-style-name="Standard">
      <style:text-properties fo:language="ru" fo:country="RU" officeooo:paragraph-rsid="001c0481"/>
    </style:style>
    <style:style style:name="P8" style:family="paragraph">
      <style:text-properties fo:language="ru" fo:country="RU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officeooo:rsid="001810a4" officeooo:paragraph-rsid="001810a4"/>
    </style:style>
    <style:style style:name="P11" style:family="paragraph" style:parent-style-name="Table_20_Contents">
      <style:paragraph-properties fo:text-align="center" style:justify-single-word="false"/>
      <style:text-properties officeooo:rsid="001810a4" officeooo:paragraph-rsid="001810a4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fo:language="en" fo:country="US" officeooo:rsid="001c0481" officeooo:paragraph-rsid="001c0481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1f0af7" officeooo:paragraph-rsid="001f0af7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1ffb66" officeooo:paragraph-rsid="001ffb66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233448" officeooo:paragraph-rsid="00233448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25e8fc" officeooo:paragraph-rsid="0025e8fc"/>
    </style:style>
    <style:style style:name="P18" style:family="paragraph" style:parent-style-name="Table_20_Contents">
      <style:text-properties fo:language="ru" fo:country="RU" officeooo:rsid="001810a4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 officeooo:rsid="001810a4" officeooo:paragraph-rsid="001810a4"/>
    </style:style>
    <style:style style:name="P20" style:family="paragraph" style:parent-style-name="Table_20_Contents">
      <style:paragraph-properties fo:text-align="justify" style:justify-single-word="false"/>
      <style:text-properties fo:language="ru" fo:country="RU" officeooo:rsid="001a0f80" officeooo:paragraph-rsid="001a0f80"/>
    </style:style>
    <style:style style:name="P21" style:family="paragraph" style:parent-style-name="Table_20_Contents">
      <style:text-properties fo:language="ru" fo:country="RU" officeooo:rsid="001c0481" officeooo:paragraph-rsid="001c0481"/>
    </style:style>
    <style:style style:name="P22" style:family="paragraph" style:parent-style-name="Table_20_Contents">
      <style:text-properties fo:language="ru" fo:country="RU" fo:font-weight="bold" officeooo:paragraph-rsid="001c0481" style:font-weight-asian="bold" style:font-weight-complex="bold"/>
    </style:style>
    <style:style style:name="P23" style:family="paragraph" style:parent-style-name="Table_20_Contents">
      <style:text-properties fo:language="ru" fo:country="RU" officeooo:rsid="001f0af7" officeooo:paragraph-rsid="001f0af7"/>
    </style:style>
    <style:style style:name="P24" style:family="paragraph" style:parent-style-name="Table_20_Contents">
      <style:paragraph-properties fo:text-align="center" style:justify-single-word="false"/>
      <style:text-properties fo:language="ru" fo:country="RU" officeooo:rsid="001f0af7" officeooo:paragraph-rsid="001f0af7"/>
    </style:style>
    <style:style style:name="P25" style:family="paragraph" style:parent-style-name="Table_20_Contents">
      <style:paragraph-properties fo:text-align="justify" style:justify-single-word="false"/>
      <style:text-properties fo:language="ru" fo:country="RU" officeooo:rsid="001ffb66" officeooo:paragraph-rsid="001ffb66"/>
    </style:style>
    <style:style style:name="P26" style:family="paragraph" style:parent-style-name="Table_20_Contents">
      <style:paragraph-properties fo:text-align="justify" style:justify-single-word="false"/>
      <style:text-properties fo:language="ru" fo:country="RU" officeooo:rsid="00233448" officeooo:paragraph-rsid="00233448"/>
    </style:style>
    <style:style style:name="P27" style:family="paragraph" style:parent-style-name="Table_20_Contents">
      <style:paragraph-properties fo:text-align="justify" style:justify-single-word="false"/>
      <style:text-properties fo:language="ru" fo:country="RU" officeooo:rsid="00233448" officeooo:paragraph-rsid="00233c72"/>
    </style:style>
    <style:style style:name="P28" style:family="paragraph" style:parent-style-name="Table_20_Contents">
      <style:paragraph-properties fo:text-align="justify" style:justify-single-word="false"/>
      <style:text-properties fo:language="ru" fo:country="RU" officeooo:rsid="0025e8fc" officeooo:paragraph-rsid="0025e8fc"/>
    </style:style>
    <style:style style:name="P29" style:family="paragraph" style:parent-style-name="Table_20_Contents">
      <style:paragraph-properties fo:text-align="center" style:justify-single-word="false"/>
      <style:text-properties fo:language="ru" fo:country="RU" officeooo:rsid="002c6482" officeooo:paragraph-rsid="002c6482"/>
    </style:style>
    <style:style style:name="P30" style:family="paragraph" style:parent-style-name="Table_20_Contents">
      <style:paragraph-properties fo:text-align="justify" style:justify-single-word="false"/>
      <style:text-properties officeooo:rsid="001c0481" officeooo:paragraph-rsid="001c0481"/>
    </style:style>
    <style:style style:name="P31" style:family="paragraph" style:parent-style-name="Table_20_Contents">
      <style:paragraph-properties fo:text-align="center" style:justify-single-word="false"/>
      <style:text-properties officeooo:rsid="001c0481" officeooo:paragraph-rsid="001c0481"/>
    </style:style>
    <style:style style:name="P32" style:family="paragraph" style:parent-style-name="Table_20_Contents">
      <style:paragraph-properties fo:text-align="justify" style:justify-single-word="false"/>
      <style:text-properties officeooo:rsid="001f0af7" officeooo:paragraph-rsid="001f0af7"/>
    </style:style>
    <style:style style:name="P33" style:family="paragraph" style:parent-style-name="Table_20_Contents">
      <style:paragraph-properties fo:text-align="center" style:justify-single-word="false"/>
      <style:text-properties officeooo:rsid="001f0af7" officeooo:paragraph-rsid="001f0af7"/>
    </style:style>
    <style:style style:name="P34" style:family="paragraph" style:parent-style-name="Table_20_Contents">
      <style:paragraph-properties fo:text-align="center" style:justify-single-word="false"/>
      <style:text-properties officeooo:rsid="00233448" officeooo:paragraph-rsid="00233448"/>
    </style:style>
    <style:style style:name="P35" style:family="paragraph" style:parent-style-name="Table_20_Contents">
      <style:paragraph-properties fo:text-align="center" style:justify-single-word="false"/>
      <style:text-properties officeooo:rsid="00233c72" officeooo:paragraph-rsid="00233c72"/>
    </style:style>
    <style:style style:name="P36" style:family="paragraph" style:parent-style-name="Table_20_Contents">
      <style:paragraph-properties fo:text-align="justify" style:justify-single-word="false"/>
      <style:text-properties officeooo:rsid="002779e3" officeooo:paragraph-rsid="002779e3"/>
    </style:style>
    <style:style style:name="P3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text:number-lines="false" text:line-number="0"/>
      <style:text-properties fo:language="en" fo:country="US" officeooo:rsid="001810a4" officeooo:paragraph-rsid="001810a4"/>
    </style:style>
    <style:style style:name="P38" style:family="paragraph" style:parent-style-name="Preformatted_20_Text">
      <style:paragraph-properties fo:text-align="justify" style:justify-single-word="false"/>
      <style:text-properties officeooo:rsid="001810a4" officeooo:paragraph-rsid="001810a4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ans" fo:language="ru" fo:country="RU" officeooo:rsid="001810a4" officeooo:paragraph-rsid="001810a4"/>
    </style:style>
    <style:style style:name="P4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iberation Sans"/>
    </style:style>
    <style:style style:name="P4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iberation Sans" officeooo:paragraph-rsid="00192bef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ans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ans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ans" officeooo:paragraph-rsid="00192bef"/>
    </style:style>
    <style:style style:name="P45" style:family="paragraph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32e0"/>
    </style:style>
    <style:style style:name="T3" style:family="text">
      <style:text-properties fo:language="en" fo:country="US" officeooo:rsid="001ffb66"/>
    </style:style>
    <style:style style:name="T4" style:family="text">
      <style:text-properties fo:language="en" fo:country="US" officeooo:rsid="0021bf8f"/>
    </style:style>
    <style:style style:name="T5" style:family="text">
      <style:text-properties fo:language="en" fo:country="US" officeooo:rsid="00233c72"/>
    </style:style>
    <style:style style:name="T6" style:family="text">
      <style:text-properties fo:language="en" fo:country="US" officeooo:rsid="0024ee9d"/>
    </style:style>
    <style:style style:name="T7" style:family="text">
      <style:text-properties fo:color="#808000"/>
    </style:style>
    <style:style style:name="T8" style:family="text">
      <style:text-properties fo:color="#808000" fo:language="en" fo:country="US"/>
    </style:style>
    <style:style style:name="T9" style:family="text">
      <style:text-properties fo:color="#c0c0c0"/>
    </style:style>
    <style:style style:name="T10" style:family="text">
      <style:text-properties fo:color="#c0c0c0" fo:language="en" fo:country="US"/>
    </style:style>
    <style:style style:name="T11" style:family="text">
      <style:text-properties fo:color="#800080"/>
    </style:style>
    <style:style style:name="T12" style:family="text">
      <style:text-properties fo:color="#800080" fo:language="en" fo:country="US"/>
    </style:style>
    <style:style style:name="T13" style:family="text">
      <style:text-properties fo:color="#800000"/>
    </style:style>
    <style:style style:name="T14" style:family="text">
      <style:text-properties fo:color="#000000"/>
    </style:style>
    <style:style style:name="T15" style:family="text">
      <style:text-properties fo:color="#008000"/>
    </style:style>
    <style:style style:name="T16" style:family="text">
      <style:text-properties fo:color="#008000" fo:language="en" fo:country="US" officeooo:rsid="00192bef"/>
    </style:style>
    <style:style style:name="T17" style:family="text">
      <style:text-properties fo:color="#000080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24ee9d"/>
    </style:style>
    <style:style style:name="T20" style:family="text">
      <style:text-properties officeooo:rsid="001c0481"/>
    </style:style>
    <style:style style:name="T21" style:family="text">
      <style:text-properties fo:color="#ff3300"/>
    </style:style>
    <style:style style:name="T22" style:family="text">
      <style:text-properties fo:color="#ff3300" fo:language="en" fo:country="US"/>
    </style:style>
    <style:style style:name="T23" style:family="text">
      <style:text-properties fo:color="#ff3300" officeooo:rsid="002cf291"/>
    </style:style>
    <style:style style:name="T24" style:family="text">
      <style:text-properties officeooo:rsid="00233448"/>
    </style:style>
    <style:style style:name="T25" style:family="text">
      <style:text-properties officeooo:rsid="00233c72"/>
    </style:style>
    <style:style style:name="T26" style:family="text">
      <style:text-properties officeooo:rsid="0024ee9d"/>
    </style:style>
    <style:style style:name="T27" style:family="text">
      <style:text-properties officeooo:rsid="0028a38e"/>
    </style:style>
    <style:style style:name="T28" style:family="text">
      <style:text-properties officeooo:rsid="002a997d"/>
    </style:style>
    <style:style style:name="T29" style:family="text">
      <style:text-properties officeooo:rsid="002c80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Высокоуровневая структура флеш памяти конфигурации модулей.</text:p>
      <text:p text:style-name="P1"/>
      <text:p text:style-name="P4">Распределение кадров <text:span text:style-name="T27">флеш памяти</text:span>: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Индекс кадра</text:p>
          </table:table-cell>
          <table:table-cell table:style-name="Таблица1.A1" office:value-type="string">
            <text:p text:style-name="P19">Данные</text:p>
          </table:table-cell>
          <table:table-cell table:style-name="Таблица1.C1" office:value-type="string">
            <text:p text:style-name="P11">Формат данных</text:p>
          </table:table-cell>
        </table:table-row>
        <table:table-row>
          <table:table-cell table:style-name="Таблица1.A9" office:value-type="string">
            <text:p text:style-name="P11">0</text:p>
          </table:table-cell>
          <table:table-cell table:style-name="Таблица1.B2" office:value-type="string">
            <text:p text:style-name="P10">Данные учета прошивок конфигурации</text:p>
          </table:table-cell>
          <table:table-cell table:style-name="Таблица1.C2" office:value-type="string">
            <text:p text:style-name="P10">Внутренний формат программы <text:span text:style-name="T1">mconf.</text:span></text:p>
            <text:p text:style-name="P38"><text:span text:style-name="T12">CONF_IDENTIFICATION_DATA_V1</text:span></text:p>
          </table:table-cell>
        </table:table-row>
        <table:table-row>
          <table:table-cell table:style-name="Таблица1.A9" office:value-type="string">
            <text:p text:style-name="P11">1</text:p>
          </table:table-cell>
          <table:table-cell table:style-name="Таблица1.B3" office:value-type="string">
            <text:p text:style-name="P20">Таблица <text:span text:style-name="T20">распределения кадров по каналам</text:span></text:p>
          </table:table-cell>
          <table:table-cell table:style-name="Таблица1.C3" office:value-type="string">
            <text:p text:style-name="P30">Структура <text:span text:style-name="T1">CHANNEL_ALLOCATION_TABLE</text:span></text:p>
          </table:table-cell>
        </table:table-row>
        <table:table-row>
          <table:table-cell table:style-name="Таблица1.A9" office:value-type="string">
            <text:p text:style-name="P11">2</text:p>
          </table:table-cell>
          <table:table-cell table:style-name="Таблица1.B4" office:value-type="string">
            <text:p text:style-name="P30">Данные модуля канала 1</text:p>
          </table:table-cell>
          <table:table-cell table:style-name="Таблица1.C4" office:value-type="string">
            <text:p text:style-name="P36">Формат определяется модулем</text:p>
          </table:table-cell>
        </table:table-row>
        <table:table-row>
          <table:table-cell table:style-name="Таблица1.A9" office:value-type="string">
            <text:p text:style-name="P11">3</text:p>
          </table:table-cell>
          <table:table-cell table:style-name="Таблица1.B9" office:value-type="string">
            <text:p text:style-name="P30">Данные модуля канала 1</text:p>
          </table:table-cell>
          <table:table-cell table:style-name="Таблица1.C9" office:value-type="string">
            <text:p text:style-name="P36">Формат определяется модулем</text:p>
          </table:table-cell>
        </table:table-row>
        <table:table-row>
          <table:table-cell table:style-name="Таблица1.A9" office:value-type="string">
            <text:p text:style-name="P11">.</text:p>
          </table:table-cell>
          <table:table-cell table:style-name="Таблица1.B9" office:value-type="string">
            <text:p text:style-name="P31">.</text:p>
          </table:table-cell>
          <table:table-cell table:style-name="Таблица1.C9" office:value-type="string">
            <text:p text:style-name="P9"/>
          </table:table-cell>
        </table:table-row>
        <table:table-row>
          <table:table-cell table:style-name="Таблица1.A9" office:value-type="string">
            <text:p text:style-name="P12">.</text:p>
          </table:table-cell>
          <table:table-cell table:style-name="Таблица1.B9" office:value-type="string">
            <text:p text:style-name="P31">.</text:p>
          </table:table-cell>
          <table:table-cell table:style-name="Таблица1.C9" office:value-type="string">
            <text:p text:style-name="P13"/>
          </table:table-cell>
        </table:table-row>
        <table:table-row>
          <table:table-cell table:style-name="Таблица1.A9" office:value-type="string">
            <text:p text:style-name="P12">.</text:p>
          </table:table-cell>
          <table:table-cell table:style-name="Таблица1.B9" office:value-type="string">
            <text:p text:style-name="P31"><text:span text:style-name="T1">.</text:span></text:p>
          </table:table-cell>
          <table:table-cell table:style-name="Таблица1.C9" office:value-type="string">
            <text:p text:style-name="P9"/>
          </table:table-cell>
        </table:table-row>
        <table:table-row>
          <table:table-cell table:style-name="Таблица1.A9" office:value-type="string">
            <text:p text:style-name="P37">FrameCount - 2</text:p>
          </table:table-cell>
          <table:table-cell table:style-name="Таблица1.B9" office:value-type="string">
            <text:p text:style-name="P30">Данные модуля канала <text:span text:style-name="T2">M</text:span></text:p>
          </table:table-cell>
          <table:table-cell table:style-name="Таблица1.C9" office:value-type="string">
            <text:p text:style-name="P36">Формат определяется модулем</text:p>
          </table:table-cell>
        </table:table-row>
        <table:table-row>
          <table:table-cell table:style-name="Таблица1.A10" office:value-type="string">
            <text:p text:style-name="P37">FrameCount - 1</text:p>
          </table:table-cell>
          <table:table-cell table:style-name="Таблица1.B10" office:value-type="string">
            <text:p text:style-name="P30">Данные модуля канала <text:span text:style-name="T2">M</text:span></text:p>
          </table:table-cell>
          <table:table-cell table:style-name="Таблица1.C10" office:value-type="string">
            <text:p text:style-name="P36">Формат определяется модулем</text:p>
          </table:table-cell>
        </table:table-row>
      </table:table>
      <text:p text:style-name="P22"><text:span text:style-name="T1"/></text:p>
      <text:p text:style-name="P22"><text:span text:style-name="T1">CHANNEL_ALLOCATION_TABLE</text:span></text:p>
      <text:p text:style-name="P21"/>
      <text:p text:style-name="P21">Назначение структуры: Определение <text:span text:style-name="T28">индекса </text:span>кадра с которого начинаются данные для модуля установленного в определенный канал. </text:p>
      <text:p text:style-name="P21"/>
      <text:p text:style-name="P23">Структура во всех модулях должна быть записана в кадр с индексом 1</text:p>
      <text:p text:style-name="P23"/>
      <text:p text:style-name="P23">Формат структуры: <text:span text:style-name="T22">big-endian</text:span><text:span text:style-name="T23">(</text:span><text:span text:style-name="T22">?</text:span><text:span text:style-name="T23">)</text:span></text:p>
      <text:p text:style-name="P2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4">Смещение </text:p>
            <text:p text:style-name="P24">в байтах</text:p>
          </table:table-cell>
          <table:table-cell table:style-name="Таблица2.A1" office:value-type="string">
            <text:p text:style-name="P33">Размерность </text:p>
            <text:p text:style-name="P33">в байтах</text:p>
          </table:table-cell>
          <table:table-cell table:style-name="Таблица2.A1" office:value-type="string">
            <text:p text:style-name="P33">Название</text:p>
          </table:table-cell>
          <table:table-cell table:style-name="Таблица2.D1" office:value-type="string">
            <text:p text:style-name="P33">Описание</text:p>
          </table:table-cell>
        </table:table-row>
        <table:table-row>
          <table:table-cell table:style-name="Таблица2.A9" office:value-type="string">
            <text:p text:style-name="P33">0</text:p>
          </table:table-cell>
          <table:table-cell table:style-name="Таблица2.B2" office:value-type="string">
            <text:p text:style-name="P14">2</text:p>
          </table:table-cell>
          <table:table-cell table:style-name="Таблица2.C9" office:value-type="string">
            <text:p text:style-name="P15"><text:span text:style-name="T24">m</text:span>arker</text:p>
          </table:table-cell>
          <table:table-cell table:style-name="Таблица2.D2" office:value-type="string">
            <text:p text:style-name="P32">Маркер начала структуры <text:span text:style-name="T3">CA</text:span><text:span text:style-name="T4">70h</text:span></text:p>
          </table:table-cell>
        </table:table-row>
        <table:table-row>
          <table:table-cell table:style-name="Таблица2.A9" office:value-type="string">
            <text:p text:style-name="P33">2</text:p>
          </table:table-cell>
          <table:table-cell table:style-name="Таблица2.B3" office:value-type="string">
            <text:p text:style-name="P14">2</text:p>
          </table:table-cell>
          <table:table-cell table:style-name="Таблица2.C9" office:value-type="string">
            <text:p text:style-name="P15"><text:span text:style-name="T24">v</text:span>ersion</text:p>
          </table:table-cell>
          <table:table-cell table:style-name="Таблица2.D3" office:value-type="string">
            <text:p text:style-name="P25">Версия структуры, <text:span text:style-name="T1">0001h</text:span></text:p>
          </table:table-cell>
        </table:table-row>
        <table:table-row>
          <table:table-cell table:style-name="Таблица2.A9" office:value-type="string">
            <text:p text:style-name="P33">4</text:p>
          </table:table-cell>
          <table:table-cell table:style-name="Таблица2.B4" office:value-type="string">
            <text:p text:style-name="P14">2</text:p>
          </table:table-cell>
          <table:table-cell table:style-name="Таблица2.C9" office:value-type="string">
            <text:p text:style-name="P16">channel_<text:span text:style-name="T18">1</text:span>_fi</text:p>
          </table:table-cell>
          <table:table-cell table:style-name="Таблица2.D4" office:value-type="string">
            <text:p text:style-name="P26">Индекс кадра флеш памяти для канала 1</text:p>
          </table:table-cell>
        </table:table-row>
        <table:table-row>
          <table:table-cell table:style-name="Таблица2.A9" office:value-type="string">
            <text:p text:style-name="P33">6</text:p>
          </table:table-cell>
          <table:table-cell table:style-name="Таблица2.B9" office:value-type="string">
            <text:p text:style-name="P14">2</text:p>
          </table:table-cell>
          <table:table-cell table:style-name="Таблица2.C9" office:value-type="string">
            <text:p text:style-name="P16">channel_<text:span text:style-name="T18">2</text:span>_fi</text:p>
          </table:table-cell>
          <table:table-cell table:style-name="Таблица2.D9" office:value-type="string">
            <text:p text:style-name="P27">Индекс кадра флеш памяти для канала <text:span text:style-name="T25">2</text:span></text:p>
          </table:table-cell>
        </table:table-row>
        <table:table-row>
          <table:table-cell table:style-name="Таблица2.A9" office:value-type="string">
            <text:p text:style-name="P34">7</text:p>
          </table:table-cell>
          <table:table-cell table:style-name="Таблица2.B9" office:value-type="string">
            <text:p text:style-name="P14">2</text:p>
          </table:table-cell>
          <table:table-cell table:style-name="Таблица2.C9" office:value-type="string">
            <text:p text:style-name="P16">channel_<text:span text:style-name="T18">3</text:span>_fi</text:p>
          </table:table-cell>
          <table:table-cell table:style-name="Таблица2.D9" office:value-type="string">
            <text:p text:style-name="P27">Индекс кадра флеш памяти для канала <text:span text:style-name="T25">3</text:span></text:p>
          </table:table-cell>
        </table:table-row>
        <table:table-row>
          <table:table-cell table:style-name="Таблица2.A9" office:value-type="string">
            <text:p text:style-name="P34">8</text:p>
          </table:table-cell>
          <table:table-cell table:style-name="Таблица2.B9" office:value-type="string">
            <text:p text:style-name="P14">2</text:p>
          </table:table-cell>
          <table:table-cell table:style-name="Таблица2.C9" office:value-type="string">
            <text:p text:style-name="P16">channel_<text:span text:style-name="T18">4</text:span>_fi</text:p>
          </table:table-cell>
          <table:table-cell table:style-name="Таблица2.D9" office:value-type="string">
            <text:p text:style-name="P27">Индекс кадра флеш памяти для канала <text:span text:style-name="T25">4</text:span></text:p>
          </table:table-cell>
        </table:table-row>
        <table:table-row>
          <table:table-cell table:style-name="Таблица2.A9" office:value-type="string">
            <text:p text:style-name="P12">.</text:p>
          </table:table-cell>
          <table:table-cell table:style-name="Таблица2.B9" office:value-type="string">
            <text:p text:style-name="P14">2</text:p>
          </table:table-cell>
          <table:table-cell table:style-name="Таблица2.C9" office:value-type="string">
            <text:p text:style-name="P35">.</text:p>
          </table:table-cell>
          <table:table-cell table:style-name="Таблица2.D9" office:value-type="string">
            <text:p text:style-name="P9"/>
          </table:table-cell>
        </table:table-row>
        <table:table-row>
          <table:table-cell table:style-name="Таблица2.A9" office:value-type="string">
            <text:p text:style-name="P12">.</text:p>
          </table:table-cell>
          <table:table-cell table:style-name="Таблица2.B9" office:value-type="string">
            <text:p text:style-name="P14">2</text:p>
          </table:table-cell>
          <table:table-cell table:style-name="Таблица2.C9" office:value-type="string">
            <text:p text:style-name="P12">.</text:p>
          </table:table-cell>
          <table:table-cell table:style-name="Таблица2.D9" office:value-type="string">
            <text:p text:style-name="P9"/>
          </table:table-cell>
        </table:table-row>
        <table:table-row>
          <table:table-cell table:style-name="Таблица2.A12" office:value-type="string">
            <text:p text:style-name="P12">.</text:p>
          </table:table-cell>
          <table:table-cell table:style-name="Таблица2.B12" office:value-type="string">
            <text:p text:style-name="P14">2</text:p>
          </table:table-cell>
          <table:table-cell table:style-name="Таблица2.C12" office:value-type="string">
            <text:p text:style-name="P16">channel_<text:span text:style-name="T26">M</text:span>_fi</text:p>
          </table:table-cell>
          <table:table-cell table:style-name="Таблица2.D12" office:value-type="string">
            <text:p text:style-name="P27">Индекс кадра флеш памяти для канала <text:span text:style-name="T6">M</text:span></text:p>
          </table:table-cell>
        </table:table-row>
        <table:table-row>
          <table:table-cell table:style-name="Таблица2.A12" office:value-type="string">
            <text:p text:style-name="P12">.</text:p>
          </table:table-cell>
          <table:table-cell table:style-name="Таблица2.B12" office:value-type="string">
            <text:p text:style-name="P29">2</text:p>
          </table:table-cell>
          <table:table-cell table:style-name="Таблица2.C12" office:value-type="string">
            <text:p text:style-name="P17">reserved</text:p>
          </table:table-cell>
          <table:table-cell table:style-name="Таблица2.D12" office:value-type="string">
            <text:p text:style-name="P28">Неиспользуемые данные <text:span text:style-name="T1">FFFFh</text:span></text:p>
          </table:table-cell>
        </table:table-row>
        <table:table-row>
          <table:table-cell table:style-name="Таблица2.A12" office:value-type="string">
            <text:p text:style-name="P17">FrameSize-8</text:p>
          </table:table-cell>
          <table:table-cell table:style-name="Таблица2.B12" office:value-type="string">
            <text:p text:style-name="P17">8</text:p>
          </table:table-cell>
          <table:table-cell table:style-name="Таблица2.C12" office:value-type="string">
            <text:p text:style-name="P17">crc64</text:p>
          </table:table-cell>
          <table:table-cell table:style-name="Таблица2.D12" office:value-type="string">
            <text:p text:style-name="P28"/>
          </table:table-cell>
        </table:table-row>
      </table:table>
      <text:p text:style-name="P3"><text:span text:style-name="T12"/></text:p>
      <text:p text:style-name="P6"><text:span text:style-name="T1"/></text:p>
      <text:p text:style-name="P6"><text:span text:style-name="T1">IDENTIFICATION_DATA_V1</text:span></text:p>
      <text:p text:style-name="P7"/>
      <text:p text:style-name="P7"><text:soft-page-break/>Структура <text:span text:style-name="T1">CONF_IDENTIFICATION_DATA_V1, </text:span>используется только программой <text:span text:style-name="T1">mconf.exe</text:span></text:p>
      <text:p>Слова в структуре представлены в формате <text:span text:style-name="T1">little-endian.</text:span></text:p>
      <text:p><text:span text:style-name="T1"/></text:p>
      <text:p text:style-name="P39"><text:span text:style-name="T8">struct</text:span><text:span text:style-name="T10"> </text:span><text:span text:style-name="T12">CONF_IDENTIFICATION_DATA_V1</text:span></text:p>
      <text:p text:style-name="P42">{</text:p>
      <text:p text:style-name="P43"><text:span text:style-name="T9"><text:s text:c="8"/></text:span>uint16_t<text:span text:style-name="T9"> </text:span><text:span text:style-name="T13">marker</text:span><text:span text:style-name="T14">;</text:span><text:span text:style-name="T9"> <text:s text:c="65"/></text:span><text:span text:style-name="T15">//</text:span><text:span text:style-name="T9"> </text:span><text:span text:style-name="T15">Struct</text:span><text:span text:style-name="T9"> </text:span><text:span text:style-name="T15">marker,</text:span><text:span text:style-name="T9"> </text:span><text:span text:style-name="T15">must</text:span><text:span text:style-name="T9"> </text:span><text:span text:style-name="T15">be</text:span><text:span text:style-name="T9"> </text:span><text:span text:style-name="T15">0xAC17</text:span></text:p>
      <text:p text:style-name="P43"><text:span text:style-name="T9"><text:s text:c="8"/></text:span>uint16_t<text:span text:style-name="T9"> </text:span><text:span text:style-name="T13">version</text:span><text:span text:style-name="T14">;</text:span><text:span text:style-name="T9"> <text:s text:c="65"/></text:span><text:span text:style-name="T15">//</text:span><text:span text:style-name="T9"> </text:span><text:span text:style-name="T15">Struct</text:span><text:span text:style-name="T9"> </text:span><text:span text:style-name="T15">version</text:span></text:p>
      <text:p text:style-name="P43"><text:span text:style-name="T9"><text:s text:c="8"/></text:span><text:span text:style-name="T11">Uuid</text:span><text:span text:style-name="T9"> </text:span><text:span text:style-name="T13">moduleUuid</text:span><text:span text:style-name="T14">;</text:span><text:span text:style-name="T9"> <text:s text:c="63"/></text:span><text:span text:style-name="T15">//</text:span><text:span text:style-name="T9"> </text:span><text:span text:style-name="T15">Uniquie</text:span><text:span text:style-name="T9"> </text:span><text:span text:style-name="T15">module</text:span><text:span text:style-name="T9"> </text:span><text:span text:style-name="T15">identifier</text:span></text:p>
      <text:p text:style-name="P40"><text:span text:style-name="T9"><text:s text:c="8"/></text:span>uint32_t<text:span text:style-name="T9"> </text:span><text:span text:style-name="T13">count</text:span><text:span text:style-name="T14">;</text:span><text:span text:style-name="T9"> <text:s text:c="68"/></text:span><text:span text:style-name="T15">//</text:span><text:span text:style-name="T9"> </text:span><text:span text:style-name="T15">Configurations</text:span><text:span text:style-name="T9"> </text:span><text:span text:style-name="T15">counter</text:span></text:p>
      <text:p text:style-name="P43"><text:span text:style-name="T9"><text:s text:c="8"/></text:span><text:span text:style-name="T7">struct</text:span><text:span text:style-name="T9"> </text:span><text:span text:style-name="T11">CONF_IDENTIFICATION_RECORD</text:span></text:p>
      <text:p text:style-name="P43"><text:span text:style-name="T9"><text:s text:c="8"/></text:span><text:span text:style-name="T14">{</text:span></text:p>
      <text:p text:style-name="P43"><text:span text:style-name="T9"><text:s text:c="16"/></text:span><text:span text:style-name="T11">Uuid</text:span><text:span text:style-name="T9"> </text:span><text:span text:style-name="T13">configurationId</text:span><text:span text:style-name="T14">;</text:span><text:span text:style-name="T9"> <text:s text:c="51"/></text:span><text:span text:style-name="T15">//</text:span><text:span text:style-name="T9"> </text:span><text:span text:style-name="T15">Uniquie</text:span><text:span text:style-name="T9"> </text:span><text:span text:style-name="T15">configuration</text:span><text:span text:style-name="T9"> </text:span><text:span text:style-name="T15">identifier</text:span></text:p>
      <text:p text:style-name="P43"><text:span text:style-name="T9"><text:s text:c="16"/></text:span>uint64_t<text:span text:style-name="T9"> </text:span><text:span text:style-name="T13">date</text:span><text:span text:style-name="T14">;</text:span><text:span text:style-name="T9"> <text:s text:c="62"/></text:span><text:span text:style-name="T15">//</text:span><text:span text:style-name="T9"> </text:span><text:span text:style-name="T15">Configuration</text:span><text:span text:style-name="T9"> </text:span><text:span text:style-name="T15">date</text:span><text:span text:style-name="T9"> </text:span><text:span text:style-name="T15">and</text:span><text:span text:style-name="T9"> </text:span><text:span text:style-name="T15">time</text:span></text:p>
      <text:p text:style-name="P44"><text:span text:style-name="T9"><text:s text:c="16"/></text:span>uint16_t<text:span text:style-name="T9"> </text:span><text:span text:style-name="T13">configuratorFactoryNo</text:span><text:span text:style-name="T14">;</text:span><text:span text:style-name="T9"> <text:s text:c="33"/></text:span><text:span text:style-name="T15">//</text:span><text:span text:style-name="T9"> </text:span><text:span text:style-name="T15">Configurator</text:span><text:span text:style-name="T9"> </text:span><text:span text:style-name="T15">factory</text:span><text:span text:style-name="T9"> </text:span><text:span text:style-name="T15">no</text:span></text:p>
      <text:p text:style-name="P43"><text:span text:style-name="T9"><text:s text:c="16"/></text:span><text:span text:style-name="T7">char</text:span><text:span text:style-name="T9"> </text:span><text:span text:style-name="T13">host</text:span><text:span text:style-name="T14">[</text:span><text:span text:style-name="T17">24</text:span><text:span text:style-name="T14">];</text:span><text:span text:style-name="T9"> <text:s text:c="62"/></text:span><text:span text:style-name="T15">//</text:span><text:span text:style-name="T9"> </text:span><text:span text:style-name="T15">Host</text:span><text:span text:style-name="T9"> </text:span><text:span text:style-name="T15">name</text:span><text:span text:style-name="T9"> </text:span><text:span text:style-name="T15">of</text:span><text:span text:style-name="T9"> </text:span><text:span text:style-name="T15">the</text:span><text:span text:style-name="T9"> </text:span><text:span text:style-name="T15">first</text:span><text:span text:style-name="T9"> </text:span><text:span text:style-name="T15">configuration</text:span></text:p>
      <text:p text:style-name="P43"><text:span text:style-name="T9"><text:s text:c="16"/></text:span>uint32_t<text:span text:style-name="T9"> </text:span><text:span text:style-name="T13">reserve</text:span><text:span text:style-name="T14">;</text:span><text:span text:style-name="T9"> <text:s text:c="57"/></text:span><text:span text:style-name="T15">//</text:span><text:span text:style-name="T9"> </text:span><text:span text:style-name="T15">Reserve</text:span></text:p>
      <text:p text:style-name="P40"><text:span text:style-name="T9"><text:s text:c="8"/></text:span><text:span text:style-name="T14">};</text:span></text:p>
      <text:p text:style-name="P43"><text:span text:style-name="T9"><text:s text:c="8"/></text:span><text:span text:style-name="T11">CONF_IDENTIFICATION_RECORD</text:span><text:span text:style-name="T9"> </text:span><text:span text:style-name="T13">firstConfiguration</text:span><text:span text:style-name="T14">;</text:span><text:span text:style-name="T9"> <text:s text:c="9"/></text:span><text:span text:style-name="T15">//</text:span><text:span text:style-name="T9"> </text:span><text:span text:style-name="T15">The</text:span><text:span text:style-name="T9"> </text:span><text:span text:style-name="T15">first</text:span><text:span text:style-name="T9"> </text:span><text:span text:style-name="T15">configuration</text:span><text:span text:style-name="T9"> </text:span><text:span text:style-name="T15">Id</text:span><text:span text:style-name="T9"> </text:span><text:span text:style-name="T15">record</text:span></text:p>
      <text:p text:style-name="P41"><text:span text:style-name="T9"><text:s text:c="8"/></text:span><text:span text:style-name="T11">CONF_IDENTIFICATION_RECORD</text:span><text:span text:style-name="T9"> </text:span><text:span text:style-name="T13">lastConfiguration</text:span><text:span text:style-name="T14">;</text:span><text:span text:style-name="T9"> <text:s text:c="10"/></text:span><text:span text:style-name="T15">//</text:span><text:span text:style-name="T9"> </text:span><text:span text:style-name="T15">The</text:span><text:span text:style-name="T9"> </text:span><text:span text:style-name="T15">last</text:span><text:span text:style-name="T9"> </text:span><text:span text:style-name="T15">configuration</text:span><text:span text:style-name="T9"> </text:span><text:span text:style-name="T15">Id</text:span><text:span text:style-name="T9"> </text:span><text:span text:style-name="T15">recor</text:span><text:span text:style-name="T16">d</text:span></text:p>
      <text:p text:style-name="P41"><text:span text:style-name="T14">};</text:span></text:p>
      <text:p text:style-name="P18"><text:span text:style-name="T12"/></text:p>
      <text:p text:style-name="P2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1:54:29.050000000</meta:creation-date>
    <dc:date>2015-04-07T22:43:11.811000000</dc:date>
    <meta:editing-duration>PT32M23S</meta:editing-duration>
    <meta:editing-cycles>18</meta:editing-cycles>
    <meta:generator>LibreOffice/4.4.1.2$Windows_x86 LibreOffice_project/45e2de17089c24a1fa810c8f975a7171ba4cd432</meta:generator>
    <meta:document-statistic meta:table-count="2" meta:image-count="0" meta:object-count="0" meta:page-count="2" meta:paragraph-count="101" meta:word-count="286" meta:character-count="2710" meta:non-whitespace-character-count="1825"/>
  </office:meta>
</office:document-meta>
</file>